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Ingetavstånd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Ingetavstånd" style:family="paragraph">
      <style:text-properties fo:font-size="12pt" style:font-size-asian="12pt" style:font-size-complex="12pt"/>
    </style:style>
    <style:style style:name="P3" style:parent-style-name="Ingetavstånd" style:list-style-name="LFO1" style:family="paragraph">
      <style:text-properties fo:font-size="12pt" style:font-size-asian="12pt" style:font-size-complex="12pt"/>
    </style:style>
    <style:style style:name="P4" style:parent-style-name="Ingetavstånd" style:family="paragraph">
      <style:text-properties fo:font-size="12pt" style:font-size-asian="12pt" style:font-size-complex="12pt"/>
    </style:style>
    <style:style style:name="P5" style:parent-style-name="Ingetavstånd" style:family="paragraph">
      <style:text-properties fo:font-size="12pt" style:font-size-asian="12pt" style:font-size-complex="12pt"/>
    </style:style>
    <style:style style:name="P6" style:parent-style-name="Ingetavstånd" style:family="paragraph">
      <style:text-properties fo:font-size="12pt" style:font-size-asian="12pt" style:font-size-complex="12pt"/>
    </style:style>
    <style:style style:name="P7" style:parent-style-name="Ingetavstånd" style:list-style-name="LFO2" style:family="paragraph">
      <style:text-properties fo:font-size="12pt" style:font-size-asian="12pt" style:font-size-complex="12pt"/>
    </style:style>
    <style:style style:name="P8" style:parent-style-name="Ingetavstånd" style:list-style-name="LFO2" style:family="paragraph">
      <style:text-properties fo:font-size="12pt" style:font-size-asian="12pt" style:font-size-complex="12pt"/>
    </style:style>
    <style:style style:name="P9" style:parent-style-name="Ingetavstånd" style:list-style-name="LFO2" style:family="paragraph">
      <style:text-properties fo:font-size="12pt" style:font-size-asian="12pt" style:font-size-complex="12pt"/>
    </style:style>
    <style:style style:name="P10" style:parent-style-name="Ingetavstånd" style:list-style-name="LFO2" style:family="paragraph">
      <style:text-properties fo:font-size="12pt" style:font-size-asian="12pt" style:font-size-complex="12pt"/>
    </style:style>
    <style:style style:name="P11" style:parent-style-name="Ingetavstånd" style:list-style-name="LFO2" style:family="paragraph"/>
    <style:style style:name="P12" style:parent-style-name="Ingetavstånd" style:list-style-name="LFO2" style:family="paragraph"/>
    <style:style style:name="P13" style:parent-style-name="Ingetavstånd" style:list-style-name="LFO2" style:family="paragraph"/>
    <style:style style:name="P14" style:parent-style-name="Ingetavstånd" style:list-style-name="LFO2" style:family="paragraph"/>
    <style:style style:name="P15" style:parent-style-name="Ingetavstånd" style:family="paragraph">
      <style:paragraph-properties fo:margin-left="0.5in">
        <style:tab-stops/>
      </style:paragraph-properties>
    </style:style>
    <style:style style:name="P16" style:parent-style-name="Ingetavstånd" style:family="paragraph">
      <style:paragraph-properties fo:margin-left="0.5in">
        <style:tab-stops/>
      </style:paragraph-properties>
    </style:style>
    <style:style style:name="P17" style:parent-style-name="Ingetavstånd" style:family="paragraph">
      <style:paragraph-properties fo:margin-left="0.5in">
        <style:tab-stops/>
      </style:paragraph-properties>
    </style:style>
    <style:style style:name="P18" style:parent-style-name="Ingetavstånd" style:family="paragraph">
      <style:paragraph-properties fo:margin-left="0.5in">
        <style:tab-stops/>
      </style:paragraph-properties>
    </style:style>
    <style:style style:name="P19" style:parent-style-name="Ingetavstånd" style:family="paragraph">
      <style:paragraph-properties fo:margin-left="0.5in">
        <style:tab-stops/>
      </style:paragraph-properties>
    </style:style>
    <style:style style:name="P20" style:parent-style-name="Ingetavstånd" style:family="paragraph">
      <style:paragraph-properties fo:margin-left="0.5in">
        <style:tab-stops/>
      </style:paragraph-properties>
    </style:style>
    <style:style style:name="P21" style:parent-style-name="Ingetavstånd" style:family="paragraph">
      <style:paragraph-properties fo:margin-left="0.5in">
        <style:tab-stops/>
      </style:paragraph-properties>
    </style:style>
    <style:style style:name="P22" style:parent-style-name="Ingetavstånd" style:family="paragraph">
      <style:paragraph-properties fo:margin-left="0.5in">
        <style:tab-stops/>
      </style:paragraph-properties>
    </style:style>
    <style:style style:name="P23" style:parent-style-name="Ingetavstånd" style:family="paragraph">
      <style:paragraph-properties fo:margin-left="0.5in">
        <style:tab-stops/>
      </style:paragraph-properties>
    </style:style>
    <style:style style:name="P24" style:parent-style-name="Ingetavstånd" style:family="paragraph">
      <style:paragraph-properties fo:margin-left="0.5in">
        <style:tab-stops/>
      </style:paragraph-properties>
    </style:style>
    <style:style style:name="P25" style:parent-style-name="Ingetavstånd" style:list-style-name="LFO2" style:family="paragraph"/>
    <style:style style:name="P26" style:parent-style-name="Ingetavstånd" style:list-style-name="LFO2" style:family="paragraph"/>
    <style:style style:name="P27" style:parent-style-name="Ingetavstånd" style:list-style-name="LFO2" style:family="paragraph"/>
    <style:style style:name="P28" style:parent-style-name="Ingetavstånd" style:list-style-name="LFO2" style:family="paragraph"/>
    <style:style style:name="P29" style:parent-style-name="Ingetavstånd" style:list-style-name="LFO2" style:family="paragraph"/>
    <style:style style:name="P30" style:parent-style-name="Ingetavstånd" style:family="paragraph">
      <style:paragraph-properties fo:margin-left="0.5in">
        <style:tab-stops/>
      </style:paragraph-properties>
    </style:style>
    <style:style style:name="P31" style:parent-style-name="Ingetavstånd" style:family="paragraph">
      <style:paragraph-properties fo:margin-left="0.5in">
        <style:tab-stops/>
      </style:paragraph-properties>
    </style:style>
    <style:style style:name="P32" style:parent-style-name="Ingetavstånd" style:family="paragraph">
      <style:text-properties fo:font-size="22pt" style:font-size-asian="22pt" style:font-size-complex="22pt"/>
    </style:style>
    <style:style style:name="P33" style:parent-style-name="Ingetavstånd" style:list-style-name="LFO2" style:family="paragraph"/>
    <style:style style:name="P34" style:parent-style-name="Ingetavstånd" style:list-style-name="LFO2" style:family="paragraph"/>
    <style:style style:name="P35" style:parent-style-name="Ingetavstånd" style:list-style-name="LFO2" style:family="paragraph"/>
    <style:style style:name="P36" style:parent-style-name="Ingetavstånd" style:list-style-name="LFO2" style:family="paragraph"/>
    <style:style style:name="T37" style:parent-style-name="Standardstycketeckensnitt" style:family="text">
      <style:text-properties fo:font-weight="bold" style:font-weight-asian="bold" style:font-weight-complex="bold"/>
    </style:style>
    <style:style style:name="P38" style:parent-style-name="Ingetavstånd" style:list-style-name="LFO2" style:family="paragraph"/>
    <style:style style:name="T39" style:parent-style-name="Standardstycketeckensnitt" style:family="text">
      <style:text-properties fo:font-weight="bold" style:font-weight-asian="bold" style:font-weight-complex="bold"/>
    </style:style>
    <style:style style:name="P40" style:parent-style-name="Ingetavstånd" style:list-style-name="LFO2" style:family="paragraph"/>
    <style:style style:name="T41" style:parent-style-name="Standardstycketeckensnitt" style:family="text">
      <style:text-properties fo:font-weight="bold" style:font-weight-asian="bold" style:font-weight-complex="bold"/>
    </style:style>
    <style:style style:name="P42" style:parent-style-name="Ingetavstånd" style:list-style-name="LFO2" style:family="paragraph"/>
    <style:style style:name="T43" style:parent-style-name="Standardstycketeckensnitt" style:family="text">
      <style:text-properties fo:font-weight="bold" style:font-weight-asian="bold" style:font-weight-complex="bold"/>
    </style:style>
    <style:style style:name="P44" style:parent-style-name="Ingetavstånd" style:list-style-name="LFO2" style:family="paragraph"/>
    <style:style style:name="P45" style:parent-style-name="Ingetavstånd" style:list-style-name="LFO2" style:family="paragraph"/>
    <style:style style:name="T46" style:parent-style-name="Standardstycketeckensnitt" style:family="text">
      <style:text-properties fo:font-weight="bold" style:font-weight-asian="bold" style:font-weight-complex="bold"/>
    </style:style>
    <style:style style:name="P47" style:parent-style-name="Ingetavstånd" style:list-style-name="LFO1" style:family="paragraph"/>
    <style:style style:name="T48" style:parent-style-name="Standardstycketeckensnitt" style:family="text">
      <style:text-properties fo:font-weight="bold" style:font-weight-asian="bold" style:font-weight-complex="bold"/>
    </style:style>
    <style:style style:name="P49" style:parent-style-name="Ingetavstånd" style:list-style-name="LFO1" style:family="paragraph"/>
    <style:style style:name="T50" style:parent-style-name="Standardstycketeckensnitt" style:family="text">
      <style:text-properties fo:font-weight="bold" style:font-weight-asian="bold" style:font-weight-complex="bold"/>
    </style:style>
    <style:style style:name="P51" style:parent-style-name="Ingetavstånd" style:list-style-name="LFO1" style:family="paragraph">
      <style:text-properties fo:font-weight="bold" style:font-weight-asian="bold" style:font-weight-complex="bold"/>
    </style:style>
    <style:style style:name="P52" style:parent-style-name="Ingetavstånd" style:list-style-name="LFO1" style:family="paragraph"/>
    <style:style style:name="P53" style:parent-style-name="Ingetavstånd" style:list-style-name="LFO1" style:family="paragraph"/>
    <style:style style:name="P54" style:parent-style-name="Ingetavstånd" style:list-style-name="LFO1" style:family="paragraph"/>
    <style:style style:name="P55" style:parent-style-name="Ingetavstånd" style:family="paragraph">
      <style:paragraph-properties fo:margin-left="0.5in">
        <style:tab-stops/>
      </style:paragraph-properties>
    </style:style>
    <style:style style:name="P56" style:parent-style-name="Ingetavstånd" style:family="paragraph">
      <style:text-properties fo:font-weight="bold" style:font-weight-asian="bold" style:font-weight-complex="bold"/>
    </style:style>
    <style:style style:name="T57" style:parent-style-name="Standardstycketeckensnitt" style:family="text">
      <style:text-properties fo:font-weight="bold" style:font-weight-asian="bold" style:font-weight-complex="bold"/>
    </style:style>
    <style:style style:name="P58" style:parent-style-name="Ingetavstånd" style:list-style-name="LFO1" style:family="paragraph"/>
    <style:style style:name="P59" style:parent-style-name="Ingetavstånd" style:list-style-name="LFO1" style:family="paragraph"/>
    <style:style style:name="P60" style:parent-style-name="Ingetavstånd" style:list-style-name="LFO1" style:family="paragraph"/>
    <style:style style:name="T61" style:parent-style-name="Standardstycketeckensnitt" style:family="text">
      <style:text-properties fo:font-weight="bold" style:font-weight-asian="bold" style:font-weight-complex="bold"/>
    </style:style>
    <style:style style:name="P62" style:parent-style-name="Ingetavstånd" style:list-style-name="LFO1" style:family="paragraph"/>
    <style:style style:name="P63" style:parent-style-name="Ingetavstånd" style:list-style-name="LFO1" style:family="paragraph"/>
    <style:style style:name="P64" style:parent-style-name="Ingetavstånd" style:list-style-name="LFO1" style:family="paragraph"/>
    <style:style style:name="P65" style:parent-style-name="Ingetavstånd" style:list-style-name="LFO1" style:family="paragraph"/>
    <style:style style:name="P66" style:parent-style-name="Ingetavstånd" style:family="paragraph">
      <style:text-properties fo:font-weight="bold" style:font-weight-asian="bold" style:font-weight-complex="bold" fo:font-size="20pt" style:font-size-asian="20pt" style:font-size-complex="20pt"/>
    </style:style>
    <style:style style:name="P67" style:parent-style-name="Ingetavstånd" style:family="paragraph">
      <style:text-properties fo:font-weight="bold" style:font-weight-asian="bold" style:font-weight-complex="bold" fo:font-size="20pt" style:font-size-asian="20pt" style:font-size-complex="20pt"/>
    </style:style>
    <style:style style:name="P68" style:parent-style-name="Ingetavstånd" style:family="paragraph">
      <style:paragraph-properties fo:text-indent="0.25in"/>
      <style:text-properties fo:font-weight="bold" style:font-weight-asian="bold" style:font-weight-complex="bold" fo:font-size="20pt" style:font-size-asian="20pt" style:font-size-complex="20pt"/>
    </style:style>
    <style:style style:name="P69" style:parent-style-name="Ingetavstånd" style:list-style-name="LFO1" style:family="paragraph"/>
    <style:style style:name="P70" style:parent-style-name="Ingetavstånd" style:list-style-name="LFO1" style:family="paragraph"/>
    <style:style style:name="P71" style:parent-style-name="Ingetavstånd" style:list-style-name="LFO1" style:family="paragraph"/>
    <style:style style:name="P72" style:parent-style-name="Ingetavstånd" style:family="paragraph">
      <style:paragraph-properties fo:margin-left="0.5in">
        <style:tab-stops/>
      </style:paragraph-properties>
    </style:style>
    <style:style style:name="P73" style:parent-style-name="Ingetavstån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4" style:parent-style-name="Ingetavstånd" style:list-style-name="LFO1" style:family="paragraph"/>
    <style:style style:name="P75" style:parent-style-name="Ingetavstånd" style:list-style-name="LFO1" style:family="paragraph"/>
    <style:style style:name="P76" style:parent-style-name="Ingetavstånd" style:family="paragraph">
      <style:paragraph-properties fo:text-indent="0.5in"/>
      <style:text-properties fo:font-weight="bold" style:font-weight-asian="bold" style:font-weight-complex="bold"/>
    </style:style>
    <style:style style:name="P77" style:parent-style-name="Ingetavstånd" style:list-style-name="LFO1" style:family="paragraph"/>
    <style:style style:name="P78" style:parent-style-name="Ingetavstånd" style:list-style-name="LFO1" style:family="paragraph"/>
    <style:style style:name="P79" style:parent-style-name="Ingetavstånd" style:list-style-name="LFO1" style:family="paragraph"/>
  </office:automatic-styles>
  <office:body>
    <office:text text:use-soft-page-breaks="true">
      <text:p text:style-name="P1">14/9-23 CSS Grid vs Flexbox</text:p>
      <text:p text:style-name="P2"/>
      <text:list text:style-name="LFO1" text:continue-numbering="true">
        <text:list-item>
          <text:p text:style-name="P3">En jämförelse av två kraftfulla layoutmetoder.</text:p>
        </text:list-item>
      </text:list>
      <text:p text:style-name="P4"/>
      <text:p text:style-name="P5"/>
      <text:p text:style-name="P6">CSS Grid</text:p>
      <text:list text:style-name="LFO2" text:continue-numbering="true">
        <text:list-item>
          <text:p text:style-name="P7">Tvådimensionell layoutmodell</text:p>
        </text:list-item>
        <text:list-item>
          <text:p text:style-name="P8">Används för att skapa grid-liknande struktur</text:p>
        </text:list-item>
        <text:list-item>
          <text:p text:style-name="P9">Lämplig för att dela in en layout i rader och kolumner</text:p>
        </text:list-item>
        <text:list-item>
          <text:p text:style-name="P10">En CSS Grid<text:s/>består av 2 klasser; en container och en item</text:p>
        </text:list-item>
      </text:list>
      <text:p text:style-name="Ingetavstånd"/>
      <text:list text:style-name="LFO2" text:continue-numbering="true">
        <text:list-item>
          <text:p text:style-name="P11">En container måste ha ”Display” attrubut satt till grid/inline-grid för att bli en co ntainer</text:p>
        </text:list-item>
      </text:list>
      <text:p text:style-name="Liststycke"/>
      <text:p text:style-name="Ingetavstånd">.container {</text:p>
      <text:p text:style-name="Ingetavstånd">Display: grid;</text:p>
      <text:p text:style-name="Ingetavstånd">Grid-template-columns: 1fr 1fr 1fr;</text:p>
      <text:p text:style-name="Ingetavstånd">Grid-gap: 10px;</text:p>
      <text:p text:style-name="Ingetavstånd">}</text:p>
      <text:p text:style-name="Ingetavstånd"/>
      <text:list text:style-name="LFO2" text:continue-numbering="true">
        <text:list-item>
          <text:p text:style-name="P12">EN container består av Row<text:s/>och Columns. Utrymmet mellan Row och Columns kallas gap</text:p>
        </text:list-item>
        <text:list-item>
          <text:p text:style-name="P13">Column-gap och row-gap för att sätta avståndet specifikt</text:p>
        </text:list-item>
        <text:list-item>
          <text:p text:style-name="P14">Använd grid-gap för att sätta båda samtidigt</text:p>
        </text:list-item>
      </text:list>
      <text:p text:style-name="P15"/>
      <text:p text:style-name="P16">.item1 {</text:p>
      <text:p text:style-name="P17">Grid-column-start: 1;</text:p>
      <text:p text:style-name="P18">Grid-column-end: 3;</text:p>
      <text:p text:style-name="P19">}</text:p>
      <text:p text:style-name="P20"/>
      <text:p text:style-name="P21">.item1 {</text:p>
      <text:p text:style-name="P22">Grid-row-start: 1;</text:p>
      <text:p text:style-name="P23">Grid-row-end: 3;</text:p>
      <text:p text:style-name="P24">}</text:p>
      <text:p text:style-name="Ingetavstånd"/>
      <text:list text:style-name="LFO2" text:continue-numbering="true">
        <text:list-item>
          <text:p text:style-name="P25">Varje cell i en grid har en ”item”, och en item kan sträcka sig över flera celler</text:p>
        </text:list-item>
        <text:list-item>
          <text:p text:style-name="P26">*grid-column (-start / -end) – bestämmer bredd i antal celler</text:p>
        </text:list-item>
        <text:list-item>
          <text:p text:style-name="P27">Grid-row (-start / -end) – bestämmer i höjd i antal celler</text:p>
        </text:list-item>
        <text:list-item>
          <text:p text:style-name="P28">Ange direkta nummer för slut-line eller använda span (span: sträcka ut sig över flera celler)</text:p>
        </text:list-item>
      </text:list>
      <text:p text:style-name="Ingetavstånd"/>
      <text:p text:style-name="Ingetavstånd">Item2</text:p>
      <text:p text:style-name="Ingetavstånd">Grid-column: 1/2</text:p>
      <text:p text:style-name="Ingetavstånd">Grid-row: ½</text:p>
      <text:p text:style-name="Ingetavstånd"/>
      <text:list text:style-name="LFO2" text:continue-numbering="true">
        <text:list-item>
          <text:p text:style-name="P29">Använd grid-area för båda rows and columns</text:p>
        </text:list-item>
      </text:list>
      <text:p text:style-name="P30">.item {</text:p>
      <text:p text:style-name="P31">Grid-area: 1 / 2 / 5 / 6</text:p>
      <text:p text:style-name="Ingetavstånd"/>
      <text:p text:style-name="Ingetavstånd"/>
      <text:p text:style-name="Ingetavstånd"/>
      <text:soft-page-break/>
      <text:p text:style-name="P32">Flexbox</text:p>
      <text:list text:style-name="LFO2" text:continue-numbering="true">
        <text:list-item>
          <text:p text:style-name="P33">Endimensionell layoutmodell</text:p>
        </text:list-item>
        <text:list-item>
          <text:p text:style-name="P34">Används för att skapa flexibla layouter</text:p>
        </text:list-item>
        <text:list-item>
          <text:p text:style-name="P35">Lämplig för att<text:s/>justera innehållsordning och centrera element</text:p>
        </text:list-item>
        <text:list-item>
          <text:p text:style-name="P36">Flexbox<text:s/><text:span text:style-name="T37">container</text:span><text:s/>måste ha sin display attribut satt till ”flex”</text:p>
        </text:list-item>
        <text:list-item>
          <text:p text:style-name="P38"><text:span text:style-name="T39">Flex-direction</text:span><text:s/>- Anger horisontell eller vertikal, samt omvänd ordning</text:p>
        </text:list-item>
        <text:list-item>
          <text:p text:style-name="P40"><text:span text:style-name="T41">Flex-wrap</text:span><text:s/>- Avgör som innehållet skall få ny rad om sidans bredd tar<text:s/>slut. Nowrap är default</text:p>
        </text:list-item>
        <text:list-item>
          <text:p text:style-name="P42"><text:span text:style-name="T43">Flex-flow</text:span><text:s/>attribuitet kombinerar både direction och wrap</text:p>
        </text:list-item>
        <text:list-item>
          <text:p text:style-name="P44">Man behöver naturligtvis bara använda ett av dessa attribut, beroende på situation. Wrap är inte användbart vid vertikal direction.</text:p>
        </text:list-item>
        <text:list-item>
          <text:p text:style-name="P45"><text:span text:style-name="T46">Justify-content</text:span><text:s/>avgör var i containern som varje iten skall placeras</text:p>
        </text:list-item>
      </text:list>
      <text:list text:style-name="LFO1" text:continue-numbering="true">
        <text:list-item>
          <text:p text:style-name="P47"><text:span text:style-name="T48">Flex-(-start/-end)</text:span><text:s/>- Placeras i början eller i slutet av containern. Början är default värde</text:p>
        </text:list-item>
        <text:list-item>
          <text:p text:style-name="P49"><text:span text:style-name="T50">Center</text:span><text:s/>– placerar tillsammans i mitten av containern</text:p>
        </text:list-item>
        <text:list-item>
          <text:p text:style-name="P51">Space-(between/around/evently)</text:p>
        </text:list-item>
        <text:list-item>
          <text:p text:style-name="P52">* Between – Jämnt, från början till slut</text:p>
        </text:list-item>
        <text:list-item>
          <text:p text:style-name="P53">* Around – Utrymme före och efter varje item jämnt fördelat</text:p>
        </text:list-item>
        <text:list-item>
          <text:p text:style-name="P54">* Evenly – Alla items har samma avstånd både före, efter och emellan.<text:s/></text:p>
        </text:list-item>
      </text:list>
      <text:p text:style-name="P55"/>
      <text:p text:style-name="P56">Exempel:</text:p>
      <text:p text:style-name="Ingetavstånd">.container {</text:p>
      <text:p text:style-name="Ingetavstånd">Justify-content: space-between;</text:p>
      <text:p text:style-name="Ingetavstånd">Align-item: center;</text:p>
      <text:p text:style-name="Ingetavstånd">}</text:p>
      <text:p text:style-name="Ingetavstånd"/>
      <text:p text:style-name="Ingetavstånd"/>
      <text:p text:style-name="Ingetavstånd">* 2st andra container attribut värda att känna till:</text:p>
      <text:p text:style-name="Ingetavstånd">*<text:s/><text:span text:style-name="T57">Align-item</text:span><text:s/>– Används för att specificera var i containerns som items skall placeras i höjdled</text:p>
      <text:list text:style-name="LFO1" text:continue-numbering="true">
        <text:list-item>
          <text:p text:style-name="P58">Center- i mitten</text:p>
        </text:list-item>
        <text:list-item>
          <text:p text:style-name="P59">Flex-(-start/-end) – Längst upp eller länst ner i containern.</text:p>
        </text:list-item>
        <text:list-item>
          <text:p text:style-name="P60">Stretch – Sträcka it item i höjdled över hela containern<text:s/></text:p>
        </text:list-item>
      </text:list>
      <text:p text:style-name="Ingetavstånd"/>
      <text:p text:style-name="Ingetavstånd">*<text:span text:style-name="T61">Align-content</text:span><text:s/>– fungerar på samma sätt, fast med flex-wrap aktiverat</text:p>
      <text:list text:style-name="LFO1" text:continue-numbering="true">
        <text:list-item>
          <text:p text:style-name="P62">Samma attribut som align-items.</text:p>
        </text:list-item>
      </text:list>
      <text:p text:style-name="Ingetavstånd"/>
      <text:p text:style-name="Ingetavstånd">*Item objektet i en flexbox är det som finnns inuti container. Oftast en gemensam klass för alla items, eller specifika klasser för specifika items.</text:p>
      <text:p text:style-name="Ingetavstånd">*I HTML är vilket HTML objekt som helst med i en attribut</text:p>
      <text:p text:style-name="Ingetavstånd">*Innehar följande attribut:</text:p>
      <text:p text:style-name="Ingetavstånd"/>
      <text:list text:style-name="LFO1" text:continue-numbering="true">
        <text:list-item>
          <text:p text:style-name="P63">Order – vilken ordning item har i container. Behöver inte nödvändigtvis följa ordningen i HTML filen.</text:p>
        </text:list-item>
        <text:list-item>
          <text:p text:style-name="P64">Flex-(grow/shrink/basis) – Bestämmer om item skall vara större eller mindre än default, samt även ange start-storlek.</text:p>
        </text:list-item>
        <text:list-item>
          <text:p text:style-name="P65">Flex attributet kan användas för alla 3 separata attribut.</text:p>
        </text:list-item>
      </text:list>
      <text:p text:style-name="Ingetavstånd"/>
      <text:p text:style-name="Ingetavstånd"/>
      <text:p text:style-name="P66"/>
      <text:p text:style-name="P67"/>
      <text:soft-page-break/>
      <text:p text:style-name="P68">Skillnader:</text:p>
      <text:list text:style-name="LFO1" text:continue-numbering="true">
        <text:list-item>
          <text:p text:style-name="P69">CSS Grid är tvådimensionellt medan Flexbox är endimensionellt</text:p>
        </text:list-item>
        <text:list-item>
          <text:p text:style-name="P70">CSS Grid används för att skapa gridstrukturer med rader och kolumner</text:p>
        </text:list-item>
        <text:list-item>
          <text:p text:style-name="P71">Flexbox används för att skapa flexibla layouter</text:p>
        </text:list-item>
      </text:list>
      <text:p text:style-name="P72"/>
      <text:p text:style-name="P73">När ska man använda sig av vad?</text:p>
      <text:list text:style-name="LFO1" text:continue-numbering="true">
        <text:list-item>
          <text:p text:style-name="P74">Använd CSS Grid när du behöver en med komplex gridstruktur med rader och kolumner.</text:p>
        </text:list-item>
        <text:list-item>
          <text:p text:style-name="P75">Använd Flexbox när du behöver justera innehållsordningen eller centrera element.</text:p>
        </text:list-item>
      </text:list>
      <text:p text:style-name="Ingetavstånd"/>
      <text:p text:style-name="P76">Sammanfattning</text:p>
      <text:list text:style-name="LFO1" text:continue-numbering="true">
        <text:list-item>
          <text:p text:style-name="P77">Css Grid är lämpligt för att skapa gridstrukturer</text:p>
        </text:list-item>
        <text:list-item>
          <text:p text:style-name="P78">Flexbox är användbart för att skapa flexibla och respinsiva layouter</text:p>
        </text:list-item>
        <text:list-item>
          <text:p text:style-name="P79">Båda layoutmodellerna har sina användningsområden och kan användas tillsamman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3-09-14T06:42:00Z</meta:creation-date>
    <dc:date>2023-09-14T12:38:00Z</dc:date>
    <meta:template xlink:href="Normal" xlink:type="simple"/>
    <meta:editing-cycles>3</meta:editing-cycles>
    <meta:editing-duration>PT20280S</meta:editing-duration>
    <meta:document-statistic meta:page-count="3" meta:paragraph-count="7" meta:word-count="590" meta:character-count="3712" meta:row-count="26" meta:non-whitespace-character-count="3129"/>
  </office:meta>
</office:document-meta>
</file>